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sv" fo:country="S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Verdana" fo:font-size="9pt" fo:language="en" fo:country="US" fo:font-weight="bold" style:font-size-asian="9pt" style:font-weight-asian="bold" style:font-size-complex="9pt" style:font-weight-complex="bold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y 2 cheatsheet</text:p>
      <text:p text:style-name="P1"/>
      <text:p text:style-name="P7">Installation:</text:p>
      <text:p text:style-name="P1">you need to add play to your env path</text:p>
      <text:p text:style-name="P3">now run play command:</text:p>
      <text:p text:style-name="P1">&gt;play (command) [options]</text:p>
      <text:p text:style-name="P1">&gt;play new myProject</text:p>
      <text:p text:style-name="P1">&gt;play compile</text:p>
      <text:p text:style-name="P1">&gt;play eclipse //will set it up for eclipse</text:p>
      <text:p text:style-name="P1"/>
      <text:p text:style-name="P7">Structure (is configurable):</text:p>
      <text:p text:style-name="P2"><text:span text:style-name="T1">/app</text:span> <text:s/><text:tab/><text:tab/>//source code of controllers, <text:s/>views etc</text:p>
      <text:p text:style-name="P1">/conf<text:tab/><text:tab/><text:span text:style-name="T2">//conf files and routes</text:span></text:p>
      <text:p text:style-name="P1">/project<text:tab/><text:span text:style-name="T2">//build config</text:span></text:p>
      <text:p text:style-name="P1">/public<text:tab/><text:tab/><text:span text:style-name="T2">//static files (images, js, stylesheet)</text:span></text:p>
      <text:p text:style-name="P1">/test<text:tab/><text:tab/><text:span text:style-name="T2">//test files</text:span></text:p>
      <text:p text:style-name="P1"><text:span text:style-name="T2"/></text:p>
      <text:p text:style-name="P1">Routing is DSL based:</text:p>
      <text:p text:style-name="P1">Verb<text:tab/>path<text:tab/>action</text:p>
      <text:p text:style-name="P1">GET<text:tab/>/<text:tab/>controllers.Application.index()</text:p>
      <text:p text:style-name="P1">/token/:id<text:tab/>controllers.Application.token(id: Long)</text:p>
      <text:p text:style-name="P1">/token/$id&lt;d+&gt; <text:s text:c="2"/>controllers.Application.regex(id: Long)</text:p>
      <text:p text:style-name="P1">/clog/*path<text:tab/>controllers.Application.clob(path: String)</text:p>
      <text:p text:style-name="P1">/default <text:s text:c="2"/>controllers.Application.token(id: Long = 100)</text:p>
      <text:p text:style-name="P1"/>
      <text:p text:style-name="P7">Controllers, Actions and Results:</text:p>
      <text:p text:style-name="P2">action exmpl:</text:p>
      <text:p text:style-name="P1">public static Result myAction() {</text:p>
      <text:p text:style-name="P1"><text:tab/>List&lt;String&gt; l = Arrays.asList(“One”, “Two”);</text:p>
      <text:p text:style-name="P1"><text:tab/>return ok(index.render(“Wow”, l));</text:p>
      <text:p text:style-name="P1">}</text:p>
      <text:p text:style-name="P1"/>
      <text:p text:style-name="P2">Play translates “Result” in to an HTTP Response, using Result Builders:</text:p>
      <text:p text:style-name="P1">ok(...)<text:tab/><text:tab/><text:tab/><text:tab/>//200 – OK</text:p>
      <text:p text:style-name="P1">badRequest(...)<text:tab/><text:tab/><text:tab/>//400 – BAD REQUEST</text:p>
      <text:p text:style-name="P2">…</text:p>
      <text:p text:style-name="P2">Result Translation examples:</text:p>
      <text:p text:style-name="P1">ok(“a string”); <text:tab/><text:tab/><text:tab/>//text/plain</text:p>
      <text:p text:style-name="P1">ok(views.html.index()); <text:tab/>//text/html</text:p>
      <text:p text:style-name="P1">ok(jsonObject); <text:tab/><text:tab/>//application/json</text:p>
      <text:p text:style-name="P1">ok(new File(“a.xls”);<text:tab/><text:tab/>//application/vnd.ms-excel</text:p>
      <text:p text:style-name="P1"/>
      <text:p text:style-name="P1">Play uses cookies as default session mechanism, expires whne closing the browser</text:p>
      <text:p text:style-name="P1">“Flash scope” used for current session only</text:p>
      <text:p text:style-name="P1"/>
      <text:p text:style-name="P1"/>
      <text:p text:style-name="P7">Template engine: Twirl (Scala based)</text:p>
      <text:p text:style-name="P2">-type save and syntax checking</text:p>
      <text:p text:style-name="P2">example:</text:p>
      <text:p text:style-name="P1">@(m: String, words: List[String])</text:p>
      <text:p text:style-name="P1">&lt;h1&gt; @{m} &lt;/h1&gt;<text:tab/></text:p>
      <text:p text:style-name="P1">@for(word &lt;-words)</text:p>
      <text:p text:style-name="P1"><text:tab/>&lt;li&gt; @word &lt;/li&gt;</text:p>
      <text:p text:style-name="P1">@if(words.isEmpty()) </text:p>
      <text:p text:style-name="P1"><text:tab/>&lt;h2&gt; there are no words.. &lt;/h2&gt;</text:p>
      <text:p text:style-name="P1">Templating:</text:p>
      <text:p text:style-name="P2">layout.scala.html:</text:p>
      <text:p text:style-name="P1">@(content:Html)</text:p>
      <text:p text:style-name="P1">&lt;html&gt;</text:p>
      <text:p text:style-name="P1"><text:tab/>&lt;body&gt;</text:p>
      <text:p text:style-name="P1"><text:tab/><text:tab/>@content</text:p>
      <text:p text:style-name="P1"><text:tab/>&lt;/body&gt;</text:p>
      <text:p text:style-name="P1">&lt;/html&gt;</text:p>
      <text:p text:style-name="P2">index.scala.html:</text:p>
      <text:p text:style-name="P1">@(m: String, words: List[String])</text:p>
      <text:p text:style-name="P1">@layout {</text:p>
      <text:p text:style-name="P1"><text:tab/>&lt;h1&gt; @{m} &lt;/h1&gt;</text:p>
      <text:p text:style-name="P1"><text:tab/>@someChildeFile(words)</text:p>
      <text:p text:style-name="P1">}</text:p>
      <text:p text:style-name="P1">Form:</text:p>
      <text:p text:style-name="P4">@(form: Form[models.User])</text:p>
      <text:p text:style-name="P1">@helper.form(action = routes...) {</text:p>
      <text:p text:style-name="P1"><text:tab/>@helper.inputText(form(“name”, <text:span text:style-name="T3">'_label → ”Name”</text:span>))</text:p>
      <text:p text:style-name="P1"><text:tab/>@helper.inputText(form(“email”, <text:span text:style-name="T3">'_label → ”Email”</text:span>))</text:p>
      <text:p text:style-name="P1"><text:tab/>&lt;input type=”submit” value<text:span text:style-name="T3">=”Save” /&gt;</text:span></text:p>
      <text:p text:style-name="P1"><text:span text:style-name="T3">}//</text:span>NOTE: there is much more to <text:span text:style-name="T3">templating...</text:span></text:p>
      <text:p text:style-name="P1"/>
      <text:p text:style-name="P5">Data Access</text:p>
      <text:p text:style-name="P1">One should use JPA (so learn JPA first). Available JPA implementations are:</text:p>
      <text:p text:style-name="P1">Hibernate, toplink, eclipselink, ebean ect..</text:p>
      <text:p text:style-name="P1">Different versions of play by default support different JPA implementations.</text:p>
      <text:p text:style-name="P1">Ebean:</text:p>
      <text:p text:style-name="P1"><text:tab/>User Finder to read data from the db:</text:p>
      <text:p text:style-name="P1">public static Finder&lt;Long, Books&gt; find = </text:p>
      <text:p text:style-name="P1"><text:tab/>new Finder&lt;&gt;(Long.class, Book.class);</text:p>
      <text:p text:style-name="P1">…</text:p>
      <text:p text:style-name="P1">List &lt;Books&gt; books = Books.find.all();</text:p>
      <text:p text:style-name="P1">save from form:</text:p>
      <text:p text:style-name="P1">Form&lt;Book&gt; form = </text:p>
      <text:p text:style-name="P1"><text:tab/>(new Form(Book.class)).bindFromRequest(request());</text:p>
      <text:p text:style-name="P1">if(!from.hasErrors()) {</text:p>
      <text:p text:style-name="P1"><text:tab/>form.get().save();</text:p>
      <text:p text:style-name="P1"><text:tab/>return redirect(routes.Books.index());</text:p>
      <text:p text:style-name="P1">else</text:p>
      <text:p text:style-name="P1"><text:tab/>return dabRequest(index.render(Books.find.all())</text:p>
      <text:p text:style-name="P1"/>
      <text:p text:style-name="P1"/>
      <text:p text:style-name="P6">Global Object</text:p>
      <text:p text:style-name="P4">this is optional feature, smaller projects do not need this!!</text:p>
      <text:p text:style-name="P4">Used for:</text:p>
      <text:p text:style-name="P4"><text:tab/>custom error state pages</text:p>
      <text:p text:style-name="P4"><text:tab/>add Dependency injection with spring or guice</text:p>
      <text:p text:style-name="P4"><text:tab/>etc..</text:p>
      <text:p text:style-name="P4">pulic class Global extends GlobalSettings {</text:p>
      <text:p text:style-name="P4"><text:tab/>//some of methods you can override:</text:p>
      <text:p text:style-name="P4"><text:tab/>public void beforeStart(app); //before app is initialized</text:p>
      <text:p text:style-name="P4"><text:tab/>public void onStart(app); <text:tab/>//before cont. are called</text:p>
      <text:p text:style-name="P4"><text:tab/>...</text:p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2" fo:column-gap="0cm">
          <style:column style:rel-width="5930*" fo:start-indent="0cm" fo:end-indent="0cm"/>
          <style:column style:rel-width="593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12T17:34:24.51</dc:date>
    <dc:creator>orhan mekic</dc:creator>
    <meta:editing-duration>P3DT22H40M3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98" meta:word-count="357" meta:character-count="2848"/>
  </office:meta>
</office:document-meta>
</file>